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370.49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4.61pt" fo:break-before="auto" style:use-optimal-row-height="true"/>
    </style:style>
    <style:style style:name="ro3" style:family="table-row">
      <style:table-row-properties style:row-height="102.19pt" fo:break-before="auto" style:use-optimal-row-height="true"/>
    </style:style>
    <style:style style:name="ro4" style:family="table-row">
      <style:table-row-properties style:row-height="147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9.ismtc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ultiple Uses of Machine Translation and Computerised Translation Tools</text:p>
          </table:table-cell>
          <table:table-cell office:value-type="string" calcext:value-type="string">
            <text:p>John Hutchins</text:p>
          </table:table-cell>
          <table:table-cell table:number-columns-repeated="3"/>
          <table:table-cell office:value-type="string" calcext:value-type="string">
            <text:p>13-20</text:p>
          </table:table-cell>
          <table:table-cell office:value-type="string" calcext:value-type="string">
            <text:p>For many years MT systems</text:p>
            <text:p>and tools were used principally for the production of good-quality translations:</text:p>
            <text:p>either MT in combination with controlled (restricted) input and/or with human</text:p>
            <text:p>post-editing; or computer-based translation tools by translators. Since 1990</text:p>
            <text:p>the situation has changed. Corporate use of MT with human assistance has</text:p>
            <text:p>continued to expand (particularly in the area of localisation) and the use of translation</text:p>
            <text:p>aids has increased (particularly with the coming of translation memories). But</text:p>
            <text:p>the main change has been the ever expanding use of unrevised MT output, such as</text:p>
            <text:p>online translation services (Babel Fish, Google, etc.), applications in</text:p>
            <text:p>information extraction, document retrieval, intelligence analysis, electronic mail,</text:p>
            <text:p>and much more.</text:p>
          </table:table-cell>
          <table:table-cell/>
        </table:table-row>
        <table:table-row table:style-name="ro3">
          <table:table-cell office:value-type="string" calcext:value-type="string">
            <text:p>French to Arabic Machine TranslationIsomorphic Syntax, Use of Terminal Sequences</text:p>
          </table:table-cell>
          <table:table-cell office:value-type="string" calcext:value-type="string">
            <text:p>Mohand Beddar</text:p>
          </table:table-cell>
          <table:table-cell table:number-columns-repeated="3"/>
          <table:table-cell office:value-type="string" calcext:value-type="string">
            <text:p>38-42</text:p>
          </table:table-cell>
          <table:table-cell office:value-type="string" calcext:value-type="string">
            <text:p>Languages are different</text:p>
            <text:p>and each of them requires special processing. A machine translation system should</text:p>
            <text:p>take into account syntactic and semantic particularities of each language. In</text:p>
            <text:p>fact, syntactic and semantic models should be defined in both the source and</text:p>
            <text:p>target languages and a link should be established between both the syntactic</text:p>
            <text:p>and semantic models. In security protocols, French and Arabic syntax are quite similar.</text:p>
            <text:p>Structures can be formalized to be isomorphic structures and terminal sequences</text:p>
            <text:p>link these structures to the semantics of the language, therefore limiting semantic</text:p>
            <text:p>ambiguities.</text:p>
          </table:table-cell>
          <table:table-cell/>
        </table:table-row>
        <table:table-row table:style-name="ro4">
          <table:table-cell office:value-type="string" calcext:value-type="string">
            <text:p>Remarks about Linguistic Analysis, Normalization and Translation of Spanish "What to Do in Case of Fire" Texts</text:p>
          </table:table-cell>
          <table:table-cell office:value-type="string" calcext:value-type="string">
            <text:p>Xavier Blanco</text:p>
          </table:table-cell>
          <table:table-cell table:number-columns-repeated="3"/>
          <table:table-cell office:value-type="string" calcext:value-type="string">
            <text:p>43-48</text:p>
          </table:table-cell>
          <table:table-cell office:value-type="string" calcext:value-type="string">
            <text:p>We intend to discuss, in a understandable way for no trained linguists, the key</text:p>
            <text:p>points that can allow us to see the main invariable meaning of a cluster of</text:p>
            <text:p>texts through the enormous multiplicity of possible paraphrases. As means of</text:p>
            <text:p>example, we show how to formalize the core messages of a collection of Spanish</text:p>
            <text:p>“What to Do in Case of Fire” texts. We keep our analysis to the simple phrase</text:p>
            <text:p>level (i.e. no textual constraints as, for instance, cohesion or thematic progression,</text:p>
            <text:p>will be discussed). At this level, we discuss mainly the following topics:</text:p>
            <text:p>semantic labelling of facts; semantic labelling of entities; paradigmatic lexical</text:p>
            <text:p>functions; syntagmatic lexical functions; grammatical</text:p>
            <text:p>meanings. We give examples in different European languages concerning the</text:p>
            <text:p>translation of our “What to Do in Case of Fire” texts. We show that linguistic</text:p>
            <text:p>formalization can be regarded as sort of an interlingua</text:p>
            <text:p>particularly well suited for translation of alert texts.</text:p>
          </table:table-cell>
          <table:table-cell/>
        </table:table-row>
        <table:table-row table:style-name="ro5">
          <table:table-cell office:value-type="string" calcext:value-type="string">
            <text:p>Controlled Languages and Machine Translation</text:p>
          </table:table-cell>
          <table:table-cell office:value-type="string" calcext:value-type="string">
            <text:p>Krzysztof Bogacki</text:p>
          </table:table-cell>
          <table:table-cell table:number-columns-repeated="3"/>
          <table:table-cell office:value-type="string" calcext:value-type="string">
            <text:p>49-55</text:p>
          </table:table-cell>
          <table:table-cell office:value-type="string" calcext:value-type="string">
            <text:p>We will examine</text:p>
            <text:p>controlled languages in the context of machine translation. First we will</text:p>
            <text:p>present principles governing the conversion of standard natural language texts</text:p>
            <text:p>into controlled Polish. We will compare 6 converted texts with their standard</text:p>
            <text:p>sources and comment on them. Then we will present the results of an experiment</text:p>
            <text:p>which has turned out to be disappointing in this respect: the number of mistranslations</text:p>
            <text:p>and various sorts of mistakes was sufficiently big to make us query the reasons</text:p>
            <text:p>of such a result.</text:p>
          </table:table-cell>
          <table:table-cell/>
        </table:table-row>
        <table:table-row table:style-name="ro6">
          <table:table-cell office:value-type="string" calcext:value-type="string">
            <text:p>Achieving a Better Machine Translation from French to English via a Controlled Language</text:p>
          </table:table-cell>
          <table:table-cell office:value-type="string" calcext:value-type="string">
            <text:p>Tessa Cornally</text:p>
          </table:table-cell>
          <table:table-cell table:number-columns-repeated="3"/>
          <table:table-cell office:value-type="string" calcext:value-type="string">
            <text:p>69-73</text:p>
          </table:table-cell>
          <table:table-cell office:value-type="string" calcext:value-type="string">
            <text:p>This article discusses</text:p>
            <text:p>how the use of a controlled language can improve Machine Translation results. More</text:p>
            <text:p>specifically it is concerned with the sublanguage of oenology and examines the</text:p>
            <text:p>structures specific to this domain.</text:p>
          </table:table-cell>
          <table:table-cell/>
        </table:table-row>
        <table:table-row table:style-name="ro7">
          <table:table-cell office:value-type="string" calcext:value-type="string">
            <text:p>English/Veneto Resource Poor Machine Translation with STILVEN</text:p>
          </table:table-cell>
          <table:table-cell office:value-type="string" calcext:value-type="string">
            <text:p>Rodolfo Delmonte and Antonella Bristot and Sara Tonelli and Emanuele Pianta</text:p>
          </table:table-cell>
          <table:table-cell table:number-columns-repeated="3"/>
          <table:table-cell office:value-type="string" calcext:value-type="string">
            <text:p>82-89</text:p>
          </table:table-cell>
          <table:table-cell office:value-type="string" calcext:value-type="string">
            <text:p>The paper reports ongoing</text:p>
            <text:p>work for the implementation of a system for automatic translation from</text:p>
            <text:p>English-to-Veneto and viceversa. The system does not</text:p>
            <text:p>have parallel texts to work on because of the almost inexistence of such manual</text:p>
            <text:p>translations. The project is called STILVEN and is financed by the Regional</text:p>
            <text:p>Authorities of Veneto Region in Italy.</text:p>
            <text:p>After the first year of activities, we managed to produce a prototype which</text:p>
            <text:p>handles Venetian questions that have a structure very close to English. We will</text:p>
            <text:p>present problems related to Veneto,</text:p>
            <text:p>basic ideas, their implementation and results obtained.</text:p>
          </table:table-cell>
          <table:table-cell/>
        </table:table-row>
        <table:table-row table:style-name="ro8">
          <table:table-cell office:value-type="string" calcext:value-type="string">
            <text:p>Syntactic Problems in French-Russian Machine Translation of Periodicals</text:p>
          </table:table-cell>
          <table:table-cell office:value-type="string" calcext:value-type="string">
            <text:p>Ekaterina Ershova</text:p>
          </table:table-cell>
          <table:table-cell table:number-columns-repeated="3"/>
          <table:table-cell office:value-type="string" calcext:value-type="string">
            <text:p>100-103</text:p>
          </table:table-cell>
          <table:table-cell office:value-type="string" calcext:value-type="string">
            <text:p>French-Russian machine</text:p>
            <text:p>translation is not a new-found field of study. Nevertheless this is a domain</text:p>
            <text:p>that is very rich and fruitful in problems which still need to be resolved,</text:p>
            <text:p>particularly syntactic problems. Moreover, limited to a certain subject field,</text:p>
            <text:p>i.e. periodicals, MT “of high quality” is certain to be possible.</text:p>
          </table:table-cell>
          <table:table-cell/>
        </table:table-row>
        <table:table-row table:style-name="ro8">
          <table:table-cell office:value-type="string" calcext:value-type="string">
            <text:p>Translating Composite Sentences in Azerbaijani-English MT System</text:p>
          </table:table-cell>
          <table:table-cell office:value-type="string" calcext:value-type="string">
            <text:p>Rauf Fatullayev and Sevinc Mammadova and Abulfat Fatullayev</text:p>
          </table:table-cell>
          <table:table-cell table:number-columns-repeated="3"/>
          <table:table-cell office:value-type="string" calcext:value-type="string">
            <text:p>104-113</text:p>
          </table:table-cell>
          <table:table-cell office:value-type="string" calcext:value-type="string">
            <text:p>This article is dedicated</text:p>
            <text:p>to the automation of the translation process of the composite sentences in the Azerbaijani</text:p>
            <text:p>language in an Azerbaijani-English MT system. First the Azerbaijani composite</text:p>
            <text:p>sentence is divided into simple sentences and English translation of the</text:p>
            <text:p>sentence is synthesized by using the translations of the simple sentences.</text:p>
          </table:table-cell>
          <table:table-cell/>
        </table:table-row>
        <table:table-row table:style-name="ro4">
          <table:table-cell office:value-type="string" calcext:value-type="string">
            <text:p>Some Problems in a French-Chinese Machine Translation System</text:p>
          </table:table-cell>
          <table:table-cell office:value-type="string" calcext:value-type="string">
            <text:p>Gan Jin</text:p>
          </table:table-cell>
          <table:table-cell table:number-columns-repeated="3"/>
          <table:table-cell office:value-type="string" calcext:value-type="string">
            <text:p>138-142</text:p>
          </table:table-cell>
          <table:table-cell office:value-type="string" calcext:value-type="string">
            <text:p>The Chinese language is</text:p>
            <text:p>very different from European languages with respect to morphology, lexica,</text:p>
            <text:p>syntax and semantics. This complexity causes many problems in machine</text:p>
            <text:p>translation systems. ‘Rang' is a Chinese character morphologically simple, but</text:p>
            <text:p>its usage is very complicated. For a long time, linguists have been interested</text:p>
            <text:p>in its complexity. With all the efforts, the linguists have not come to agreement</text:p>
            <text:p>to this day as to the correct grammatical category. Some linguists consider it</text:p>
            <text:p>as a preposition, others as a verb. In this article, we try to explain the real</text:p>
            <text:p>usage of ‘Rang' sentence in a French-Chinese machine translation</text:p>
            <text:p>system for a specific domain where safety is extremely important and we show</text:p>
            <text:p>our methods of disambiguating verbs with respect to not only Chinese grammar</text:p>
            <text:p>but also French grammar because the latter is our source language in the translation</text:p>
            <text:p>system. Our objective is to create a reliable machine translation system.</text:p>
          </table:table-cell>
          <table:table-cell/>
        </table:table-row>
        <table:table-row table:style-name="ro5">
          <table:table-cell office:value-type="string" calcext:value-type="string">
            <text:p>French-Vietnamese Noun phrase Translation</text:p>
          </table:table-cell>
          <table:table-cell office:value-type="string" calcext:value-type="string">
            <text:p>Le Thi Sinh</text:p>
          </table:table-cell>
          <table:table-cell table:number-columns-repeated="3"/>
          <table:table-cell office:value-type="string" calcext:value-type="string">
            <text:p>158-163</text:p>
          </table:table-cell>
          <table:table-cell office:value-type="string" calcext:value-type="string">
            <text:p>Vietnamese is a noun</text:p>
            <text:p>classifier language, while this is not the case for French. This is why we</text:p>
            <text:p>encounter some problems when translating French noun phrases (NPs) into</text:p>
            <text:p>Vietnamese. This article will suggest a simple algorithm for French-Vietnamese</text:p>
            <text:p>NP translation after building a Vietnamese classifier-noun combination system</text:p>
            <text:p>which makes up a considerable knot to be solved in the algorithm. All these are</text:p>
            <text:p>realized basing on the results from the condensed comparative analyses of NPs</text:p>
            <text:p>of the two languages under consideration.</text:p>
          </table:table-cell>
          <table:table-cell/>
        </table:table-row>
        <table:table-row table:style-name="ro4">
          <table:table-cell office:value-type="string" calcext:value-type="string">
            <text:p>Cognitive Models of Yesterday and Today in Machine Translation and their Implication for Controlled Languages</text:p>
          </table:table-cell>
          <table:table-cell office:value-type="string" calcext:value-type="string">
            <text:p>Henri Madec</text:p>
          </table:table-cell>
          <table:table-cell table:number-columns-repeated="3"/>
          <table:table-cell office:value-type="string" calcext:value-type="string">
            <text:p>172-178</text:p>
          </table:table-cell>
          <table:table-cell office:value-type="string" calcext:value-type="string">
            <text:p>In this article we</text:p>
            <text:p>present a contradiction between the 50 years NLP epistemology based on</text:p>
            <text:p>behaviourism and the today's one that requires taking into account advances in</text:p>
            <text:p>brain imaging. The science of translation is certainly an idea developed after</text:p>
            <text:p>the Soviet experience of Pavlov on a stimulus-response model. Today we know</text:p>
            <text:p>better how the human brain works. It would be necessary to make a new science</text:p>
            <text:p>of translation, based on other principles and a new epistemology. This should</text:p>
            <text:p>be a necessity. And perhaps the probabilistic and statistical models in fashion</text:p>
            <text:p>now with Google lead us in this direction. But it is doubtful that the two last</text:p>
            <text:p>approaches go in the same direction.  Also</text:p>
            <text:p>would it be better to defend the Soviet science of translation which doesn't</text:p>
            <text:p>prove quite outdated in the current state of the art and allow the controlled languages....</text:p>
            <text:p>even if it does not contribute to build a stable and consistent pattern of TAL.</text:p>
          </table:table-cell>
          <table:table-cell/>
        </table:table-row>
        <table:table-row table:style-name="ro9">
          <table:table-cell office:value-type="string" calcext:value-type="string">
            <text:p>Abduction Alerts in Greek and Spanish</text:p>
          </table:table-cell>
          <table:table-cell office:value-type="string" calcext:value-type="string">
            <text:p>Eleni Papadopoulou and Marcel Puig Portella</text:p>
          </table:table-cell>
          <table:table-cell table:number-columns-repeated="3"/>
          <table:table-cell office:value-type="string" calcext:value-type="string">
            <text:p>185-189</text:p>
          </table:table-cell>
          <table:table-cell office:value-type="string" calcext:value-type="string">
            <text:p>In this paper, we intend</text:p>
            <text:p>to present a redaction model of abduction alert messages for both Greek and</text:p>
            <text:p>Spanish languages, in the frame of the MESSAGE project. The main object of the</text:p>
            <text:p>present work is to describe the lexicographic groundwork needed in order to</text:p>
            <text:p>construct models applicable to NLP (Natural Language Processing) software,</text:p>
            <text:p>which would be able to generate and translate automatically texts in Greek and</text:p>
            <text:p>Spanish and to be further used in the controlled languages' field.</text:p>
          </table:table-cell>
          <table:table-cell/>
        </table:table-row>
        <table:table-row table:style-name="ro10">
          <table:table-cell office:value-type="string" calcext:value-type="string">
            <text:p>Grammatical and Lexical Errors Analysis of English-Vietnamese Translation Texts with the Google &amp; EVTRAN Engines and Post-editing Tasks</text:p>
          </table:table-cell>
          <table:table-cell office:value-type="string" calcext:value-type="string">
            <text:p>Phan Thi Thanh Thao</text:p>
          </table:table-cell>
          <table:table-cell table:number-columns-repeated="3"/>
          <table:table-cell office:value-type="string" calcext:value-type="string">
            <text:p>190-197</text:p>
          </table:table-cell>
          <table:table-cell office:value-type="string" calcext:value-type="string">
            <text:p>Evaluation of machine</text:p>
            <text:p>translation (MT) is a challenging task for computational linguists due to the variety</text:p>
            <text:p>of translation engines used to “decode” different pairs of languages. Although</text:p>
            <text:p>a large number of automatic evaluation measures have been proposed and studied</text:p>
            <text:p>over the last years, human judgements of MT quality still remain the best</text:p>
            <text:p>method for comparing and evaluating different MT systems. Moreover, to achieve</text:p>
            <text:p>the high quality of MT, manual post-editing tasks are taken into significant</text:p>
            <text:p>consideration. It is important to study the methods of post-editing the MT output</text:p>
            <text:p>fast and effectively, which requires the typical error analysis of different</text:p>
            <text:p>translation engines. This paper mentions the grammatical and lexical error analysis</text:p>
            <text:p>of English-Vietnamese translation texts extracted from BBC News from January to</text:p>
            <text:p>May 2009 with the Google and EVTRAN engines. Based on the error analysis, some</text:p>
            <text:p>manual post-editing tasks are suggested to improve the quality of translation</text:p>
            <text:p>engines to some extent.</text:p>
          </table:table-cell>
          <table:table-cell/>
        </table:table-row>
        <table:table-row table:style-name="ro9">
          <table:table-cell office:value-type="string" calcext:value-type="string">
            <text:p>Treatment of the Imperative Forms in the Machine Translation betweenCatalan, Spanish and Greek</text:p>
          </table:table-cell>
          <table:table-cell office:value-type="string" calcext:value-type="string">
            <text:p>Marcel Puig Portella and Eleni Papadopoulou</text:p>
          </table:table-cell>
          <table:table-cell table:number-columns-repeated="3"/>
          <table:table-cell office:value-type="string" calcext:value-type="string">
            <text:p>198-202</text:p>
          </table:table-cell>
          <table:table-cell office:value-type="string" calcext:value-type="string">
            <text:p>This paper is a fruit of</text:p>
            <text:p>our research on controlled languages and their automatic/machine translation in</text:p>
            <text:p>the frame of Alert Messages and Protocols project and its purpose is twofold. Firstly,</text:p>
            <text:p>we outline the imperative and alter-imperative forms in Catalan, Greek and</text:p>
            <text:p>Spanish. Following to this description, we propose a systematic treatment of</text:p>
            <text:p>these forms in the framework of the automatic translation and the controlled</text:p>
            <text:p>languages.</text:p>
          </table:table-cell>
          <table:table-cell/>
        </table:table-row>
        <table:table-row table:style-name="ro6">
          <table:table-cell office:value-type="string" calcext:value-type="string">
            <text:p>Polish controlled language and its machine translation into French</text:p>
          </table:table-cell>
          <table:table-cell office:value-type="string" calcext:value-type="string">
            <text:p>Zuzanna Rudas</text:p>
          </table:table-cell>
          <table:table-cell table:number-columns-repeated="3"/>
          <table:table-cell office:value-type="string" calcext:value-type="string">
            <text:p>231-235</text:p>
          </table:table-cell>
          <table:table-cell office:value-type="string" calcext:value-type="string">
            <text:p>This paper presents some difficulties</text:p>
            <text:p>encountered during the analysis of Polish controlled protocols about the fire</text:p>
            <text:p>regulations in their aim for a machine translation into French. The applied</text:p>
            <text:p>method to solve the problems uses the systemic linguistics.</text:p>
          </table:table-cell>
          <table:table-cell/>
        </table:table-row>
        <table:table-row table:style-name="ro5">
          <table:table-cell office:value-type="string" calcext:value-type="string">
            <text:p>Post-editing Experiments with MT for a Controlled Language</text:p>
          </table:table-cell>
          <table:table-cell office:value-type="string" calcext:value-type="string">
            <text:p>Irina Temnikova and Constantin Orasan</text:p>
          </table:table-cell>
          <table:table-cell table:number-columns-repeated="3"/>
          <table:table-cell office:value-type="string" calcext:value-type="string">
            <text:p>249-255</text:p>
          </table:table-cell>
          <table:table-cell office:value-type="string" calcext:value-type="string">
            <text:p>This paper aims to</text:p>
            <text:p>establish whether a new controlled language (CL) for emergency-related texts could</text:p>
            <text:p>facilitate both human and machine translation. To achieve this, an experiment</text:p>
            <text:p>involving an MT engine and human translators and post-editors was conduced. In</text:p>
            <text:p>order to estimate whether the CL pre-editing has an impact on human and machine</text:p>
            <text:p>translation, the time to manually translate, the time to post-edit and the edit</text:p>
            <text:p>distance between the original and the simplified texts were measured. The</text:p>
            <text:p>results of the experiment confirm the hypothesis.</text:p>
          </table:table-cell>
          <table:table-cell/>
        </table:table-row>
        <table:table-row table:style-name="ro7">
          <table:table-cell office:value-type="string" calcext:value-type="string">
            <text:p>Research into the Practicality of Machine Translation of AdministrativeDocuments</text:p>
          </table:table-cell>
          <table:table-cell office:value-type="string" calcext:value-type="string">
            <text:p>Tsai Yi-Jung</text:p>
          </table:table-cell>
          <table:table-cell table:number-columns-repeated="3"/>
          <table:table-cell office:value-type="string" calcext:value-type="string">
            <text:p>256-259</text:p>
          </table:table-cell>
          <table:table-cell office:value-type="string" calcext:value-type="string">
            <text:p>This paper discusses</text:p>
            <text:p>Machine Translation (MT) in the domain of administrative documents. MT is not only</text:p>
            <text:p>an interesting field for research but also has an immense practical value to</text:p>
            <text:p>society. Due to the fact that natural languages contain many ambiguities and</text:p>
            <text:p>there is too much information for the corpus to be complete, there are still</text:p>
            <text:p>some problems to resolve and some obstacles to overcome. However,</text:p>
            <text:p>administrative documents issued by governments and other official institutions,</text:p>
            <text:p>which are written in a standard form, with an identical structure, limited</text:p>
            <text:p>vocabulary and rarely contain ambiguities are just an ideal sublanguage domain</text:p>
            <text:p>to treat in which fully automatic high quality translation is achievable.</text:p>
          </table:table-cell>
          <table:table-cell/>
        </table:table-row>
        <table:table-row table:style-name="ro10">
          <table:table-cell office:value-type="string" calcext:value-type="string">
            <text:p>Building a Linguistic Database for Chinese Interrogative Sentences</text:p>
          </table:table-cell>
          <table:table-cell office:value-type="string" calcext:value-type="string">
            <text:p>Xiaohong Wu</text:p>
          </table:table-cell>
          <table:table-cell table:number-columns-repeated="3"/>
          <table:table-cell office:value-type="string" calcext:value-type="string">
            <text:p>260-268</text:p>
          </table:table-cell>
          <table:table-cell office:value-type="string" calcext:value-type="string">
            <text:p>Analysis of the</text:p>
            <text:p>interrogative sentences plays an important role in systems that focus on work</text:p>
            <text:p>such as question-answering and/or human-machine communication. In this paper we</text:p>
            <text:p>present the work we have done for a multilingual MT system. Texts collected for</text:p>
            <text:p>the building of the parallel corpora are those from the domains where the</text:p>
            <text:p>accurate interpretation of the texts is extremely crucial. Therefore, exact and</text:p>
            <text:p>accurate translation is not only necessary but also obligatory. To reach high</text:p>
            <text:p>quality translations, we adopt the controlled language technique. Here we lay</text:p>
            <text:p>focus on building a linguistic database for the analysis and transfer of the</text:p>
            <text:p>French interrogative sentences into Chinese, which play an important role in</text:p>
            <text:p>some texts in our corpora. We will introduce how we classify and control the interrogative</text:p>
            <text:p>sentences in our work. We will describe the classifications and the linguistic</text:p>
            <text:p>information needed when processing the interrogative sentences according to</text:p>
            <text:p>their differed usage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1T15:46:05.831468155</dc:date>
    <meta:editing-duration>PT7M22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